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433cm" fo:min-width="1.40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433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1.9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03cm" fo:min-width="0.153cm"/>
    </style:style>
    <style:style style:name="gr7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05cm" svg:height="3.683cm" svg:x="1.762cm" svg:y="8.62cm">
          <text:p text:style-name="P1">MLP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794cm" svg:height="3.683cm" svg:x="7.096cm" svg:y="10.779cm">
          <text:p text:style-name="P1">Attention</text:p>
          <text:p text:style-name="P1">MLP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905cm" svg:height="3.683cm" svg:x="7.096cm" svg:y="6.334cm">
          <text:p text:style-name="P1">MLP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191cm" svg:height="1.397cm" svg:x="10.525cm" svg:y="11.922cm">
          <text:p text:style-name="P1">Softmax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413cm" svg:height="1.905cm" svg:x="16.875cm" svg:y="8.747cm">
          <text:p text:style-name="P1">LSTM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905cm" svg:height="3.683cm" svg:x="20.431cm" svg:y="7.858cm">
          <text:p text:style-name="P1">MLP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667cm" svg:y1="10.461cm" svg:x2="7.096cm" svg:y2="8.175cm" draw:start-shape="id1" draw:start-glue-point="1" draw:end-shape="id2" draw:end-glue-point="3" svg:d="M3667 10461h1714v-2286h1715" svg:viewBox="0 0 3430 2287">
          <text:p/>
        </draw:connector>
        <draw:connector draw:style-name="gr5" draw:text-style-name="P3" draw:layer="layout" svg:x1="3.667cm" svg:y1="10.461cm" svg:x2="7.096cm" svg:y2="12.62cm" draw:start-shape="id1" draw:start-glue-point="1" draw:end-shape="id3" svg:d="M3667 10461h1714v2159h1715" svg:viewBox="0 0 3430 2160">
          <text:p/>
        </draw:connector>
        <draw:connector draw:style-name="gr5" draw:text-style-name="P3" draw:layer="layout" svg:x1="9.89cm" svg:y1="12.62cm" svg:x2="10.525cm" svg:y2="12.62cm" draw:start-shape="id3" draw:start-glue-point="1" draw:end-shape="id4" draw:end-glue-point="3" svg:d="M9890 12620h635" svg:viewBox="0 0 636 1">
          <text:p/>
        </draw:connector>
        <draw:custom-shape draw:style-name="gr6" draw:text-style-name="P4" xml:id="id5" draw:id="id5" draw:layer="layout" svg:width="0.923cm" svg:height="0.923cm" svg:x="12.904cm" svg:y="8.309cm">
          <text:p text:style-name="P4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0.889cm" svg:height="0.889cm" svg:x="14.716cm" svg:y="8.366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9.001cm" svg:y1="8.175cm" svg:x2="13.366cm" svg:y2="8.309cm" draw:start-shape="id2" draw:start-glue-point="1" draw:end-shape="id5" draw:end-glue-point="4" svg:d="M9001 8175h1951v-368h2414v502" svg:viewBox="0 0 4366 503">
          <text:p/>
        </draw:connector>
        <draw:connector draw:style-name="gr5" draw:text-style-name="P3" draw:layer="layout" svg:x1="12.62cm" svg:y1="11.922cm" svg:x2="13.366cm" svg:y2="9.232cm" draw:start-shape="id4" draw:start-glue-point="0" draw:end-shape="id5" draw:end-glue-point="8" svg:d="M12620 11922v-1345h746v-1345" svg:viewBox="0 0 747 2691">
          <text:p/>
        </draw:connector>
        <draw:connector draw:style-name="gr5" draw:text-style-name="P3" draw:layer="layout" svg:x1="13.827cm" svg:y1="8.771cm" svg:x2="14.716cm" svg:y2="8.81cm" draw:start-shape="id5" draw:start-glue-point="10" draw:end-shape="id6" draw:end-glue-point="6" svg:d="M13827 8771h444v39h445" svg:viewBox="0 0 890 40">
          <text:p/>
        </draw:connector>
        <draw:connector draw:style-name="gr5" draw:text-style-name="P3" draw:layer="layout" svg:x1="15.605cm" svg:y1="8.81cm" svg:x2="16.875cm" svg:y2="9.699cm" draw:start-shape="id6" draw:start-glue-point="10" draw:end-shape="id7" draw:end-glue-point="3" svg:d="M15605 8810h635v889h635" svg:viewBox="0 0 1271 890">
          <text:p/>
        </draw:connector>
        <draw:connector draw:style-name="gr5" draw:text-style-name="P3" draw:layer="layout" svg:x1="19.288cm" svg:y1="9.699cm" svg:x2="20.431cm" svg:y2="9.699cm" draw:start-shape="id7" draw:start-glue-point="1" draw:end-shape="id8" draw:end-glue-point="3" svg:d="M19288 9699h1143" svg:viewBox="0 0 114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17:16:31.127746157</meta:creation-date>
    <dc:date>2019-07-16T17:34:37.972404333</dc:date>
    <meta:editing-duration>PT7M56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